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officeooo:paragraph-rsid="001eb6dc" fo:background-color="#ffffff"/>
    </style:style>
    <style:style style:name="P2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fo:background-color="#ffffff"/>
    </style:style>
    <style:style style:name="P3" style:family="paragraph" style:parent-style-name="Standard">
      <style:text-properties fo:color="#000000" loext:opacity="100%" fo:background-color="#ffffff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officeooo:rsid="001de7b8"/>
    </style:style>
    <style:style style:name="T3" style:family="text">
      <style:text-properties fo:color="#4fc1ff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4ec9b0" loext:opacity="100%" fo:font-size="14pt" fo:font-weight="bold" officeooo:rsid="001de7b8" fo:background-color="#1f1f1f" loext:char-shading-value="0" style:font-size-asian="14pt" style:font-weight-asian="bold" style:font-size-complex="14pt" style:font-weight-complex="bold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c586c0" loext:opacity="100%"/>
    </style:style>
    <style:style style:name="T13" style:family="text">
      <style:text-properties officeooo:rsid="001de7b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e7b8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de7b8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de7b8" style:font-size-asian="14pt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de7b8" fo:background-color="#1f1f1f" loext:char-shading-value="0" style:font-size-asian="14pt" style:font-weight-asian="bold" style:font-size-complex="14pt" style:font-weight-complex="bold"/>
    </style:style>
    <style:style style:name="T2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<text:line-break/></text:span><text:span text:style-name="T18">AutoComplete :</text:span><text:span text:style-name="T21"><text:line-break/>export interface AutoCompleteOption {</text:span></text:p>
      <text:p text:style-name="P2">label: string;</text:p>
      <text:p text:style-name="P2">value: string;</text:p>
      <text:p text:style-name="P2">}</text:p>
      <text:p text:style-name="P2"/>
      <text:p text:style-name="P2">export enum PaymentMethod {</text:p>
      <text:p text:style-name="P2">CASH = "CASH",</text:p>
      <text:p text:style-name="P2">CARD = "CARD",</text:p>
      <text:p text:style-name="P2">ONLINE = "ONLINE",</text:p>
      <text:p text:style-name="P2">}</text:p>
      <text:p text:style-name="P2"/>
      <text:p text:style-name="P2"/>
      <text:p text:style-name="P2">const paymentMethodOptions: AutoCompleteOption[] = Object.values(</text:p>
      <text:p text:style-name="P2">PaymentMethod</text:p>
      <text:p text:style-name="P2">).map((method) =&gt; ({</text:p>
      <text:p text:style-name="P2">value: method,</text:p>
      <text:p text:style-name="P2">label: method.charAt(0).toUpperCase() + method.slice(1),</text:p>
      <text:p text:style-name="P2">}));</text:p>
      <text:p text:style-name="P3"/>
      <text:p text:style-name="P2">&lt;div className="sm:col-span-2"&gt;</text:p>
      <text:p text:style-name="P2">&lt;Label htmlFor="paymentMethod"&gt;Payment Method&lt;/Label&gt;</text:p>
      <text:p text:style-name="P2">&lt;div className="mt-2"&gt;</text:p>
      <text:p text:style-name="P2">&lt;AutocompleteSelect</text:p>
      <text:p text:style-name="P2">label="Product Type"</text:p>
      <text:p text:style-name="P2">options={paymentMethodOptions}</text:p>
      <text:p text:style-name="P2">value={selectedPaymentMethod}</text:p>
      <text:p text:style-name="P2">onChange={(e, newValue) =&gt;</text:p>
      <text:p text:style-name="P2">setSelectedPaymentMethod(</text:p>
      <text:p text:style-name="P2">newValue as AutoCompleteOption | null</text:p>
      <text:p text:style-name="P2">)</text:p>
      <text:p text:style-name="P2">}</text:p>
      <text:p text:style-name="P2">/&gt;</text:p>
      <text:p text:style-name="P2">&lt;/div&gt;</text:p>
      <text:p text:style-name="P2">&lt;/div&gt;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2:28:51.911303005</meta:creation-date>
    <meta:generator>LibreOffice/7.3.7.2$Linux_X86_64 LibreOffice_project/30$Build-2</meta:generator>
    <dc:date>2025-08-24T12:32:26.950446978</dc:date>
    <meta:editing-duration>PT3M35S</meta:editing-duration>
    <meta:editing-cycles>2</meta:editing-cycles>
    <meta:document-statistic meta:table-count="0" meta:image-count="0" meta:object-count="0" meta:page-count="1" meta:paragraph-count="30" meta:word-count="67" meta:character-count="636" meta:non-whitespace-character-count="598"/>
  </office:meta>
</office:document-meta>
</file>